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39A00000A96089EAA7B.svm"/>
  <manifest:file-entry manifest:media-type="" manifest:full-path="Pictures/200000070000281B00002212D924A43A.svm"/>
  <manifest:file-entry manifest:media-type="" manifest:full-path="Pictures/200000070000154100000A81C306E156.svm"/>
  <manifest:file-entry manifest:media-type="" manifest:full-path="Pictures/20000007000013D9000004394088617E.svm"/>
  <manifest:file-entry manifest:media-type="" manifest:full-path="Pictures/200000070000213E00000423192F7AB0.svm"/>
  <manifest:file-entry manifest:media-type="" manifest:full-path="Pictures/20000007000027470000213EE2D08F2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10.5pt" style:font-size-asian="10.5pt" style:font-size-complex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 il primo compito creo il file Moltiplicazione.c nella cartella Desktop con il comando nano Moltiplicazione.c e scrivo la linea di codice.</text:p>
      <text:p text:style-name="P1"/>
      <text:p text:style-name="P1"><draw:frame draw:style-name="fr1" draw:name="immagini1" text:anchor-type="paragraph" svg:width="4.0425in" svg:height="3.4339in" draw:z-index="0"><draw:image xlink:href="Pictures/200000070000281B00002212D924A43A.svm" xlink:type="simple" xlink:show="embed" xlink:actuate="onLoad"/></draw:frame></text:p>
      <text:p text:style-name="P1">Uso il comando gcc -g Moltiplicazione.c -o Moltiplicazione per compilare il file sorgente ed abilitare il nome eseguibile.</text:p>
      <text:p text:style-name="P1"/>
      <text:p text:style-name="P1"><draw:frame draw:style-name="fr1" draw:name="immagini2" text:anchor-type="paragraph" svg:width="3.3508in" svg:height="0.4165in" draw:z-index="1"><draw:image xlink:href="Pictures/200000070000213E00000423192F7AB0.svm" xlink:type="simple" xlink:show="embed" xlink:actuate="onLoad"/></draw:frame></text:p>
      <text:p text:style-name="P1">Uso il comando ./Moltiplicazione per eseguire il file.</text:p>
      <text:p text:style-name="P1"/>
      <text:p text:style-name="P1"><draw:frame draw:style-name="fr2" draw:name="immagini3" text:anchor-type="paragraph" svg:x="2.2756in" svg:y="0in" svg:width="2.1425in" svg:height="1.0583in" draw:z-index="2"><draw:image xlink:href="Pictures/200000070000154100000A81C306E156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er il secondo compito creo un nuovo file Media.c e scrivo il codice con nano Media.c.</text:p>
      <text:p text:style-name="P1"/>
      <text:p text:style-name="P1"><draw:frame draw:style-name="fr3" draw:name="immagini4" text:anchor-type="paragraph" svg:width="3.9583in" svg:height="3.3508in" draw:z-index="3"><draw:image xlink:href="Pictures/20000007000027470000213EE2D08F23.svm" xlink:type="simple" xlink:show="embed" xlink:actuate="onLoad"/></draw:frame></text:p>
      <text:p text:style-name="P1">Uso il comando gcc -g Media.c -o Media per compilare il file sorgente ed abilitare il nome eseguibile.</text:p>
      <text:p text:style-name="P1"/>
      <text:p text:style-name="P1"><draw:frame draw:style-name="fr1" draw:name="immagini5" text:anchor-type="paragraph" svg:width="2.0008in" svg:height="0.4256in" draw:z-index="4"><draw:image xlink:href="Pictures/20000007000013D9000004394088617E.svm" xlink:type="simple" xlink:show="embed" xlink:actuate="onLoad"/></draw:frame></text:p>
      <text:p text:style-name="P1">Uso il comando ./Media per eseguire il file.</text:p>
      <text:p text:style-name="P1"/>
      <text:p text:style-name="P1"><draw:frame draw:style-name="fr1" draw:name="immagini6" text:anchor-type="paragraph" svg:width="1.9756in" svg:height="1.0665in" draw:z-index="5"><draw:image xlink:href="Pictures/200000070000139A00000A96089EAA7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o Bortolotti</meta:initial-creator>
    <meta:creation-date>2023-10-04T14:44:46.84</meta:creation-date>
    <dc:date>2023-10-04T17:29:07.05</dc:date>
    <dc:creator>Marco Bortolotti</dc:creator>
    <meta:editing-duration>PT2H44M20S</meta:editing-duration>
    <meta:editing-cycles>2</meta:editing-cycles>
    <meta:generator>OpenOffice/4.1.14$Win32 OpenOffice.org_project/4114m1$Build-9811</meta:generator>
    <meta:document-statistic meta:table-count="0" meta:image-count="6" meta:object-count="0" meta:page-count="2" meta:paragraph-count="6" meta:word-count="90" meta:character-count="549"/>
  </office:meta>
</office:document-meta>
</file>